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500000019F6533A22F.jpg"/>
  <manifest:file-entry manifest:media-type="image/jpeg" manifest:full-path="Pictures/1000000000000806000003C4A7853CD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ff99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5cm" fo:min-width="0cm"/>
    </style:style>
    <style:style style:name="gr10" style:family="graphic" style:parent-style-name="objectwithoutfill">
      <style:graphic-properties svg:stroke-width="0.1cm" svg:stroke-color="#ff6600" draw:marker-start-width="0.515cm" draw:marker-end-width="0.51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ccff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cc00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663300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ffff00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ff33ff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ff3333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  <style:text-properties fo:font-size="12pt" fo:font-weight="bold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2pt" fo:font-weight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6cm" svg:height="26.5cm" svg:x="1.2cm" svg:y="1.6cm">
          <text:p/>
        </draw:rect>
        <draw:frame draw:style-name="gr2" draw:text-style-name="P1" draw:layer="layout" svg:width="17.1cm" svg:height="8.025cm" svg:x="2cm" svg:y="16.9cm">
          <draw:image xlink:href="Pictures/1000000000000806000003C4A7853CD7.jpg" xlink:type="simple" xlink:show="embed" xlink:actuate="onLoad">
            <text:p/>
          </draw:image>
        </draw:frame>
        <draw:polyline draw:style-name="gr3" draw:text-style-name="P1" draw:layer="layout" svg:width="7.799cm" svg:height="7.699cm" svg:x="11.8cm" svg:y="14.3cm" svg:viewBox="0 0 7800 7700" draw:points="0,0 0,1400 7800,1400 7800,7700 7200,7700">
          <text:p/>
        </draw:polyline>
        <draw:polyline draw:style-name="gr4" draw:text-style-name="P1" draw:layer="layout" svg:width="8.699cm" svg:height="6.599cm" svg:x="10.6cm" svg:y="14.2cm" svg:viewBox="0 0 8700 6600" draw:points="0,0 0,2200 8500,2200 8700,2200 8700,6600 8400,6600">
          <text:p/>
        </draw:polyline>
        <draw:polyline draw:style-name="gr5" draw:text-style-name="P1" draw:layer="layout" svg:width="5.399cm" svg:height="1.399cm" svg:x="4cm" svg:y="14.3cm" svg:viewBox="0 0 5400 1400" draw:points="5400,0 5400,1400 0,1400">
          <text:p/>
        </draw:polyline>
        <draw:polyline draw:style-name="gr4" draw:text-style-name="P1" draw:layer="layout" svg:width="6.399cm" svg:height="2.099cm" svg:x="4cm" svg:y="14.3cm" svg:viewBox="0 0 6400 2100" draw:points="6400,0 6400,2100 0,2100">
          <text:p/>
        </draw:polyline>
        <draw:frame draw:style-name="gr6" draw:text-style-name="P3" draw:layer="layout" svg:width="1.95cm" svg:height="1.225cm" svg:x="2.3cm" svg:y="15.501cm">
          <draw:text-box>
            <text:p text:style-name="P2"><text:span text:style-name="T1">Battery</text:span></text:p>
            <text:p text:style-name="P2"><text:span text:style-name="T1">Board</text:span></text:p>
          </draw:text-box>
        </draw:frame>
        <draw:line draw:style-name="gr5" draw:text-style-name="P1" draw:layer="layout" svg:x1="5.5cm" svg:y1="8.2cm" svg:x2="4cm" svg:y2="8.2cm">
          <text:p/>
        </draw:line>
        <draw:line draw:style-name="gr4" draw:text-style-name="P1" draw:layer="layout" svg:x1="5.5cm" svg:y1="9.4cm" svg:x2="4cm" svg:y2="9.4cm">
          <text:p/>
        </draw:line>
        <draw:line draw:style-name="gr5" draw:text-style-name="P1" draw:layer="layout" svg:x1="17.1cm" svg:y1="8cm" svg:x2="15.6cm" svg:y2="8cm">
          <text:p/>
        </draw:line>
        <draw:line draw:style-name="gr4" draw:text-style-name="P1" draw:layer="layout" svg:x1="17.1cm" svg:y1="9.2cm" svg:x2="15.6cm" svg:y2="9.2cm">
          <text:p/>
        </draw:line>
        <draw:frame draw:style-name="gr7" draw:text-style-name="P3" draw:layer="layout" svg:width="1.842cm" svg:height="1.225cm" svg:x="2.4cm" svg:y="8.2cm">
          <draw:text-box>
            <text:p text:style-name="P2"><text:span text:style-name="T1">Left</text:span></text:p>
            <text:p text:style-name="P2"><text:span text:style-name="T1">Motor</text:span></text:p>
          </draw:text-box>
        </draw:frame>
        <draw:frame draw:style-name="gr8" draw:text-style-name="P4" draw:layer="layout" svg:width="1.844cm" svg:height="1.225cm" svg:x="17.056cm" svg:y="8.001cm">
          <draw:text-box>
            <text:p text:style-name="P1"><text:span text:style-name="T2">Right</text:span></text:p>
            <text:p text:style-name="P1"><text:span text:style-name="T2">Motor</text:span></text:p>
          </draw:text-box>
        </draw:frame>
        <draw:frame draw:style-name="gr2" draw:text-style-name="P1" draw:layer="layout" svg:width="10.201cm" svg:height="12.6cm" svg:x="5.399cm" svg:y="2.1cm">
          <draw:image xlink:href="Pictures/10000000000001500000019F6533A22F.jpg" xlink:type="simple" xlink:show="embed" xlink:actuate="onLoad">
            <text:p/>
          </draw:image>
        </draw:frame>
        <draw:frame draw:style-name="gr9" draw:text-style-name="P5" draw:layer="layout" svg:width="17cm" svg:height="1cm" svg:x="2cm" svg:y="26cm">
          <draw:text-box>
            <text:p text:style-name="P5"><text:span text:style-name="T3">MicroBit Robot Interface – Power Wiring Diagram</text:span></text:p>
          </draw:text-box>
        </draw:frame>
      </draw:page>
      <draw:page draw:name="page2" draw:style-name="dp1" draw:master-page-name="Default">
        <draw:rect draw:style-name="gr1" draw:text-style-name="P1" draw:layer="layout" svg:width="18.6cm" svg:height="26.5cm" svg:x="1.2cm" svg:y="1.6cm">
          <text:p/>
        </draw:rect>
        <draw:frame draw:style-name="gr2" draw:text-style-name="P1" draw:layer="layout" svg:width="17.1cm" svg:height="8.025cm" svg:x="2cm" svg:y="16.9cm">
          <draw:image xlink:href="Pictures/1000000000000806000003C4A7853CD7.jpg" xlink:type="simple" xlink:show="embed" xlink:actuate="onLoad">
            <text:p/>
          </draw:image>
        </draw:frame>
        <draw:frame draw:style-name="gr6" draw:text-style-name="P3" draw:layer="layout" svg:width="2.407cm" svg:height="1.712cm" svg:x="16.4cm" svg:y="8.327cm">
          <draw:text-box>
            <text:p text:style-name="P6"><text:span text:style-name="T1">Remove</text:span></text:p>
            <text:p text:style-name="P6"><text:span text:style-name="T1">Enable</text:span></text:p>
            <text:p text:style-name="P6"><text:span text:style-name="T1">Jumpers!</text:span></text:p>
          </draw:text-box>
        </draw:frame>
        <draw:frame draw:style-name="gr2" draw:text-style-name="P1" draw:layer="layout" svg:width="10.201cm" svg:height="12.6cm" svg:x="5.399cm" svg:y="2.1cm">
          <draw:image xlink:href="Pictures/10000000000001500000019F6533A22F.jpg" xlink:type="simple" xlink:show="embed" xlink:actuate="onLoad">
            <text:p/>
          </draw:image>
        </draw:frame>
        <draw:line draw:style-name="gr10" draw:text-style-name="P1" draw:layer="layout" svg:x1="9.6cm" svg:y1="11.8cm" svg:x2="11.4cm" svg:y2="18.2cm">
          <text:p/>
        </draw:line>
        <draw:line draw:style-name="gr11" draw:text-style-name="P1" draw:layer="layout" svg:x1="10.2cm" svg:y1="11.7cm" svg:x2="10.8cm" svg:y2="18.2cm">
          <text:p/>
        </draw:line>
        <draw:line draw:style-name="gr12" draw:text-style-name="P1" draw:layer="layout" svg:x1="10.8cm" svg:y1="11.7cm" svg:x2="10.3cm" svg:y2="18.2cm">
          <text:p/>
        </draw:line>
        <draw:line draw:style-name="gr13" draw:text-style-name="P1" draw:layer="layout" svg:x1="11.5cm" svg:y1="11.8cm" svg:x2="9.7cm" svg:y2="18.2cm">
          <text:p/>
        </draw:line>
        <draw:polyline draw:style-name="gr14" draw:text-style-name="P1" draw:layer="layout" svg:width="1.999cm" svg:height="7.699cm" svg:x="8.3cm" svg:y="11.1cm" svg:viewBox="0 0 2000 7700" draw:points="1300,0 0,0 0,4900 700,4900 700,7700 2000,7700">
          <text:p/>
        </draw:polyline>
        <draw:polyline draw:style-name="gr15" draw:text-style-name="P1" draw:layer="layout" svg:width="1.999cm" svg:height="7.699cm" svg:x="10.8cm" svg:y="11.1cm" svg:viewBox="0 0 2000 7700" draw:points="600,0 2000,0 2000,4837 1200,4837 1200,7700 0,7700">
          <text:p/>
        </draw:polyline>
        <draw:line draw:style-name="gr16" draw:text-style-name="P1" draw:layer="layout" svg:x1="16.8cm" svg:y1="9.2cm" svg:x2="11.4cm" svg:y2="10.9cm">
          <text:p/>
        </draw:line>
        <draw:frame draw:style-name="gr9" draw:text-style-name="P5" draw:layer="layout" svg:width="17cm" svg:height="1cm" svg:x="2cm" svg:y="26cm">
          <draw:text-box>
            <text:p text:style-name="P5"><text:span text:style-name="T3">MicroBit Robot Interface – Control Wiring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Instone-Cowie</meta:initial-creator>
    <meta:creation-date>2016-05-10T10:17:29.67</meta:creation-date>
    <dc:date>2016-05-10T10:55:15.85</dc:date>
    <dc:creator>Andrew Instone-Cowie</dc:creator>
    <meta:editing-duration>PT22M14S</meta:editing-duration>
    <meta:editing-cycles>4</meta:editing-cycles>
    <meta:generator>OpenOffice/4.1.2$Win32 OpenOffice.org_project/412m3$Build-9782</meta:generator>
    <meta:document-statistic meta:object-count="27"/>
  </office:meta>
</office:document-meta>
</file>